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 style:list-style-name="L2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2pt" fo:letter-spacing="normal" fo:language="es" fo:country="none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ODP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language="es" fo:country="none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10-22T10:16:51.073443002</dc:date>
    <meta:editing-duration>PT21S</meta:editing-duration>
    <meta:editing-cycles>1</meta:editing-cycles>
    <meta:document-statistic meta:object-count="22"/>
  </office:meta>
</office:document-meta>
</file>